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8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2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4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7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19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start" fo:text-indent="0cm"/>
      <style:text-properties fo:font-size="9pt" fo:font-weight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paragraph-properties fo:text-align="center"/>
      <style:text-properties fo:font-size="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9pt"/>
    </style:style>
    <style:style style:name="P13" style:family="paragraph">
      <style:paragraph-properties fo:margin-left="0cm" fo:margin-right="0cm" fo:text-align="center" fo:text-indent="0cm"/>
      <style:text-properties fo:font-size="6pt" fo:font-weight="bold"/>
    </style:style>
    <style:style style:name="P14" style:family="paragraph">
      <style:paragraph-properties fo:text-align="center"/>
      <style:text-properties fo:font-size="9pt" fo:font-weight="bold"/>
    </style:style>
    <style:style style:name="P15" style:family="paragraph">
      <style:paragraph-properties fo:text-align="start"/>
      <style:text-properties fo:font-size="9pt" fo:font-weight="bold"/>
    </style:style>
    <style:style style:name="P16" style:family="paragraph">
      <style:paragraph-properties fo:margin-left="0cm" fo:margin-right="0cm" fo:text-align="start" text:enable-numbering="false" fo:text-indent="0cm"/>
    </style:style>
    <style:style style:name="P17" style:family="paragraph">
      <style:paragraph-properties fo:margin-left="0cm" fo:margin-right="0cm" fo:text-align="start" text:enable-numbering="false" fo:text-indent="0cm"/>
      <style:text-properties fo:font-size="9pt"/>
    </style:style>
    <style:style style:name="P18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9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20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21" style:family="paragraph">
      <style:paragraph-properties fo:text-align="center"/>
      <style:text-properties fo:font-size="32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fo:font-size="9pt" fo:font-weight="normal"/>
    </style:style>
    <style:style style:name="T4" style:family="text">
      <style:text-properties fo:font-size="9pt" fo:font-style="italic" fo:font-weight="normal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font-size="7pt" fo:font-weight="normal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7.2cm" svg:height="0.7cm" svg:x="17.935cm" svg:y="14.657cm">
          <text:p text:style-name="P1"><text:span text:style-name="T1">Action: </text:span><text:span text:style-name="T2">provide-workshee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id="id1" draw:layer="layout" svg:width="3.3cm" svg:height="5.022cm" svg:x="26.635cm" svg:y="11.857cm"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case</text:span></text:p>
            </text:list-item>
          </text:list>
          <text:list text:style-name="L1">
            <text:list-item>
              <text:p text:style-name="P3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3"><text:span text:style-name="T2"><text:s/></text:span><text:span text:style-name="T2">category</text:span></text:p>
            </text:list-item>
          </text:list>
          <text:list text:style-name="L1">
            <text:list-item>
              <text:p text:style-name="P3"><text:span text:style-name="T2"><text:s/></text:span><text:span text:style-name="T2">label</text:span></text:p>
            </text:list-item>
          </text:list>
          <text:list text:style-name="L1">
            <text:list-item>
              <text:p text:style-name="P3"><text:span text:style-name="T2"><text:s/></text:span><text:span text:style-name="T2">summary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start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-raw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3"><text:span text:style-name="T2"><text:s/></text:span><text:span text:style-name="T2">is-course-member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line" svg:x1="26.635cm" svg:y1="14.367cm" svg:x2="25.135cm" svg:y2="15.007cm" draw:start-shape="id1" draw:start-glue-point="5" draw:end-shape="id2" draw:end-glue-point="1">
          <text:p text:style-name="P11"/>
        </draw:connector>
        <draw:custom-shape draw:style-name="gr4" draw:text-style-name="P5" draw:id="id3" draw:layer="layout" svg:width="7.2cm" svg:height="0.7cm" svg:x="17.935cm" svg:y="16.157cm">
          <text:p text:style-name="P1"><text:span text:style-name="T1">Selector: </text:span><text:span text:style-name="T3">simple </text:span><text:span text:style-name="T4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6" draw:layer="layout" svg:x1="21.535cm" svg:y1="15.357cm" svg:x2="21.535cm" svg:y2="16.157cm" draw:start-shape="id2" draw:start-glue-point="2" draw:end-shape="id3" draw:end-glue-point="0">
          <text:p text:style-name="P11"/>
        </draw:connector>
        <draw:custom-shape draw:style-name="gr6" draw:text-style-name="P8" draw:id="id4" draw:layer="layout" svg:width="2.4cm" svg:height="2.4cm" svg:x="20.335cm" svg:y="17.657cm">
          <text:p text:style-name="P7"><text:span text:style-name="T5">case = staf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9" draw:id="id6" draw:layer="layout" svg:width="2.4cm" svg:height="2.4cm" svg:x="20.335cm" svg:y="23.857cm">
          <text:p text:style-name="P7"><text:span text:style-name="T6">case = student-not-</text:span></text:p>
          <text:p text:style-name="P7"><text:span text:style-name="T6">before-time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21.534cm" svg:y1="20.057cm" svg:x2="21.534cm" svg:y2="20.857cm" draw:start-shape="id4" draw:start-glue-point="6" draw:end-shape="id5" draw:end-glue-point="4">
          <text:p text:style-name="P11"/>
        </draw:connector>
        <draw:connector draw:style-name="gr8" draw:text-style-name="P10" draw:layer="layout" svg:x1="21.534cm" svg:y1="23.257cm" svg:x2="21.534cm" svg:y2="23.857cm" draw:start-shape="id5" draw:start-glue-point="6" draw:end-shape="id6" draw:end-glue-point="4">
          <text:p text:style-name="P11"/>
        </draw:connector>
        <draw:frame draw:style-name="gr9" draw:text-style-name="P12" draw:layer="layout" svg:width="0.858cm" svg:height="0.607cm" svg:x="20.777cm" svg:y="20.157cm">
          <draw:text-box>
            <text:p text:style-name="P11"><text:span text:style-name="T2">no</text:span></text:p>
          </draw:text-box>
        </draw:frame>
        <draw:custom-shape draw:style-name="gr6" draw:text-style-name="P13" draw:id="id5" draw:layer="layout" svg:width="2.4cm" svg:height="2.4cm" svg:x="20.335cm" svg:y="20.857cm">
          <text:p text:style-name="P7"><text:span text:style-name="T7">case = student-</text:span></text:p>
          <text:p text:style-name="P7"><text:span text:style-name="T7">before-timefr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12" draw:layer="layout" svg:width="0.858cm" svg:height="0.607cm" svg:x="20.735cm" svg:y="23.25cm">
          <draw:text-box>
            <text:p text:style-name="P11"><text:span text:style-name="T2">no</text:span></text:p>
          </draw:text-box>
        </draw:frame>
        <draw:connector draw:style-name="gr5" draw:text-style-name="P10" draw:layer="layout" svg:x1="21.535cm" svg:y1="16.857cm" svg:x2="21.534cm" svg:y2="17.657cm" draw:start-shape="id3" draw:start-glue-point="2" draw:end-shape="id4" draw:end-glue-point="4">
          <text:p text:style-name="P11"/>
        </draw:connector>
        <draw:custom-shape draw:style-name="gr1" draw:text-style-name="P2" draw:id="id7" draw:layer="layout" svg:width="7.2cm" svg:height="0.7cm" svg:x="23.823cm" svg:y="19.779cm">
          <text:p text:style-name="P1"><text:span text:style-name="T1">Action: </text:span><text:span text:style-name="T2">setup-worksheet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0" draw:layer="layout" svg:x1="22.735cm" svg:y1="18.856cm" svg:x2="27.423cm" svg:y2="19.779cm" draw:start-shape="id4" draw:start-glue-point="7" draw:end-shape="id7" draw:end-glue-point="0">
          <text:p text:style-name="P11"/>
        </draw:connector>
        <draw:custom-shape draw:style-name="gr1" draw:text-style-name="P2" draw:id="id8" draw:layer="layout" svg:width="7.2cm" svg:height="0.7cm" svg:x="23.823cm" svg:y="21.179cm">
          <text:p text:style-name="P1"><text:span text:style-name="T1">Action: </text:span><text:span text:style-name="T2">resolve-generic-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0" draw:layer="layout" svg:x1="27.423cm" svg:y1="20.479cm" svg:x2="27.423cm" svg:y2="21.179cm" draw:start-shape="id7" draw:start-glue-point="2" draw:end-shape="id8" draw:end-glue-point="0">
          <text:p text:style-name="P11"/>
        </draw:connector>
        <draw:custom-shape draw:style-name="gr10" draw:text-style-name="P14" draw:id="id9" draw:layer="layout" svg:width="7.2cm" svg:height="0.7cm" svg:x="23.823cm" svg:y="23.979cm">
          <text:p text:style-name="P1"><text:span text:style-name="T1">Transformer: </text:span><text:span text:style-name="T3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4" draw:id="id10" draw:layer="layout" svg:width="7.2cm" svg:height="0.7cm" svg:x="23.823cm" svg:y="25.379cm">
          <text:p text:style-name="P1"><text:span text:style-name="T1">Transformer: </text:span><text:span text:style-name="T3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4" draw:layer="layout" draw:type="line" svg:x1="27.423cm" svg:y1="24.679cm" svg:x2="27.423cm" svg:y2="25.379cm" draw:start-shape="id9" draw:start-glue-point="2" draw:end-shape="id10" draw:end-glue-point="0">
          <text:p text:style-name="P11"/>
        </draw:connector>
        <draw:connector draw:style-name="gr5" draw:text-style-name="P10" draw:layer="layout" svg:x1="27.423cm" svg:y1="23.279cm" svg:x2="27.423cm" svg:y2="23.979cm" draw:start-shape="id11" draw:start-glue-point="2" draw:end-shape="id9" draw:end-glue-point="0">
          <text:p text:style-name="P11"/>
        </draw:connector>
        <draw:custom-shape draw:style-name="gr10" draw:text-style-name="P14" draw:id="id12" draw:layer="layout" svg:width="7.2cm" svg:height="0.7cm" svg:x="23.823cm" svg:y="26.711cm">
          <text:p text:style-name="P1"><text:span text:style-name="T1">Transformer: </text:span><text:span text:style-name="T3">add-worksheet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0" draw:layer="layout" svg:x1="27.423cm" svg:y1="26.079cm" svg:x2="27.423cm" svg:y2="26.711cm" draw:start-shape="id10" draw:start-glue-point="2" draw:end-shape="id12" draw:end-glue-point="0">
          <text:p text:style-name="P11"/>
        </draw:connector>
        <draw:custom-shape draw:style-name="gr10" draw:text-style-name="P14" draw:id="id13" draw:layer="layout" svg:width="7.2cm" svg:height="0.893cm" svg:x="23.823cm" svg:y="28.064cm">
          <text:p text:style-name="P1"><text:span text:style-name="T1">Transformer: </text:span><text:span text:style-name="T3">xslt</text:span></text:p>
          <text:p text:style-name="P1"><text:span text:style-name="T3">(</text:span><text:span text:style-name="T4">g_xsl_worksheet_summar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4" draw:id="id14" draw:layer="layout" svg:width="7.2cm" svg:height="0.7cm" svg:x="23.823cm" svg:y="29.557cm">
          <text:p text:style-name="P1"><text:span text:style-name="T1">Transformer: </text:span><text:span text:style-name="T3">xslt </text:span><text:span text:style-name="T4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4" draw:layer="layout" draw:type="line" svg:x1="27.423cm" svg:y1="28.957cm" svg:x2="27.423cm" svg:y2="29.557cm" draw:start-shape="id13" draw:start-glue-point="2" draw:end-shape="id14" draw:end-glue-point="0">
          <text:p text:style-name="P11"/>
        </draw:connector>
        <draw:custom-shape draw:style-name="gr12" draw:text-style-name="P15" draw:id="id15" draw:layer="layout" svg:width="7.2cm" svg:height="0.7cm" svg:x="23.823cm" svg:y="30.957cm">
          <text:p text:style-name="P1"><text:span text:style-name="T1">Resource: </text:span><text:span text:style-name="T3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4" draw:layer="layout" draw:type="line" svg:x1="27.423cm" svg:y1="30.257cm" svg:x2="27.423cm" svg:y2="30.957cm" draw:start-shape="id14" draw:start-glue-point="2" draw:end-shape="id15" draw:end-glue-point="0">
          <text:p text:style-name="P11"/>
        </draw:connector>
        <draw:connector draw:style-name="gr13" draw:text-style-name="P4" draw:layer="layout" draw:type="line" svg:x1="27.423cm" svg:y1="30.257cm" svg:x2="27.423cm" svg:y2="30.957cm" draw:start-shape="id14" draw:start-glue-point="2" draw:end-shape="id15" draw:end-glue-point="0">
          <text:p text:style-name="P11"/>
        </draw:connector>
        <draw:custom-shape draw:style-name="gr4" draw:text-style-name="P14" draw:id="id16" draw:layer="layout" svg:width="2.8cm" svg:height="0.7cm" svg:x="26.023cm" svg:y="32.404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0" draw:layer="layout" draw:type="line" svg:x1="27.423cm" svg:y1="31.657cm" svg:x2="27.422cm" svg:y2="32.404cm" draw:start-shape="id15" draw:start-glue-point="2" draw:end-shape="id16" draw:end-glue-point="4">
          <text:p text:style-name="P11"/>
        </draw:connector>
        <draw:connector draw:style-name="gr5" draw:text-style-name="P10" draw:layer="layout" svg:x1="27.423cm" svg:y1="27.411cm" svg:x2="27.423cm" svg:y2="28.064cm" draw:start-shape="id12" draw:start-glue-point="2" draw:end-shape="id13" draw:end-glue-point="0">
          <text:p text:style-name="P11"/>
        </draw:connector>
        <draw:custom-shape draw:style-name="gr15" draw:text-style-name="P2" draw:id="id17" draw:layer="layout" svg:width="4.288cm" svg:height="2.222cm" svg:x="32.435cm" svg:y="16.479cm">
          <text:list text:style-name="L1">
            <text:list-item>
              <text:p text:style-name="P1"><text:span text:style-name="T2">Determines the user</text:span></text:p>
            </text:list-item>
          </text:list>
          <text:list text:style-name="L1">
            <text:list-item>
              <text:p text:style-name="P1"><text:span text:style-name="T2">Sets the following sitemap</text:span></text:p>
            </text:list-item>
          </text:list>
          <text:list text:style-name="L1">
            <text:list-item>
              <text:p text:style-name="P1"><text:span text:style-name="T2">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3"><text:span text:style-name="T2"><text:s/></text:span><text:span text:style-name="T2">user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32.435cm" svg:y1="17.589cm" svg:x2="31.023cm" svg:y2="20.129cm" draw:start-shape="id17" draw:start-glue-point="5" draw:end-shape="id7">
          <text:p text:style-name="P11"/>
        </draw:connector>
        <draw:custom-shape draw:style-name="gr15" draw:text-style-name="P17" draw:id="id18" draw:layer="layout" svg:width="4.288cm" svg:height="3.022cm" svg:x="32.435cm" svg:y="19.457cm">
          <text:list text:style-name="L1">
            <text:list-item>
              <text:p text:style-name="P16"><text:span text:style-name="T2">Resolves the generic</text:span></text:p>
            </text:list-item>
          </text:list>
          <text:list text:style-name="L1">
            <text:list-item>
              <text:p text:style-name="P16"><text:span text:style-name="T2">summary</text:span></text:p>
            </text:list-item>
          </text:list>
          <text:list text:style-name="L1">
            <text:list-item>
              <text:p text:style-name="P16"><text:span text:style-name="T2">Sets the following sitemap</text:span></text:p>
            </text:list-item>
          </text:list>
          <text:list text:style-name="L1">
            <text:list-item>
              <text:p text:style-name="P16"><text:span text:style-name="T2">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type-of-real</text:span></text:p>
            </text:list-item>
          </text:list>
          <text:list text:style-name="L1">
            <text:list-item>
              <text:p text:style-name="P3"><text:span text:style-name="T2"><text:s/></text:span><text:span text:style-name="T2">name-of-real</text:span></text:p>
            </text:list-item>
          </text:list>
          <text:list text:style-name="L1">
            <text:list-item>
              <text:p text:style-name="P3"><text:span text:style-name="T2"><text:s/></text:span><text:span text:style-name="T2">id-of-real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32.435cm" svg:y1="20.967cm" svg:x2="31.023cm" svg:y2="21.529cm" draw:start-shape="id18" draw:start-glue-point="5" draw:end-shape="id8" draw:end-glue-point="1">
          <text:p text:style-name="P11"/>
        </draw:connector>
        <draw:custom-shape draw:style-name="gr17" draw:text-style-name="P14" draw:id="id11" draw:layer="layout" svg:width="7.2cm" svg:height="0.7cm" svg:x="23.823cm" svg:y="22.579cm">
          <text:p text:style-name="P1"><text:span text:style-name="T1">Generator: </text:span><text:span text:style-name="T3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10" draw:layer="layout" svg:x1="27.423cm" svg:y1="21.879cm" svg:x2="27.423cm" svg:y2="22.579cm" draw:start-shape="id8" draw:start-glue-point="2" draw:end-shape="id11" draw:end-glue-point="0">
          <text:p text:style-name="P11"/>
        </draw:connector>
        <draw:custom-shape draw:style-name="gr15" draw:text-style-name="P17" draw:id="id19" draw:layer="layout" svg:width="4.288cm" svg:height="0.822cm" svg:x="32.435cm" svg:y="23.235cm">
          <text:p text:style-name="P16"><text:span text:style-name="T2">Generates the summa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32.435cm" svg:y1="23.645cm" svg:x2="31.023cm" svg:y2="22.929cm" draw:start-shape="id19" draw:start-glue-point="5" draw:end-shape="id11" draw:end-glue-point="1">
          <text:p text:style-name="P11"/>
        </draw:connector>
        <draw:custom-shape draw:style-name="gr19" draw:text-style-name="P5" draw:id="id20" draw:layer="layout" svg:width="7.2cm" svg:height="0.921cm" svg:x="9.823cm" svg:y="22.679cm">
          <text:p text:style-name="P1"><text:span text:style-name="T1">Redirect:</text:span></text:p>
          <text:p text:style-name="P1"><text:span text:style-name="T4">g_pge_worksheet before_timefram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0" draw:layer="layout" svg:x1="20.335cm" svg:y1="22.056cm" svg:x2="13.423cm" svg:y2="22.679cm" draw:start-shape="id5" draw:start-glue-point="5" draw:end-shape="id20" draw:end-glue-point="0">
          <text:p text:style-name="P11"/>
        </draw:connector>
        <draw:connector draw:style-name="gr14" draw:text-style-name="P10" draw:layer="layout" draw:type="line" svg:x1="13.423cm" svg:y1="23.6cm" svg:x2="13.422cm" svg:y2="24.179cm" draw:start-shape="id20" draw:start-glue-point="2" draw:end-shape="id21" draw:end-glue-point="4">
          <text:p text:style-name="P11"/>
        </draw:connector>
        <draw:custom-shape draw:style-name="gr4" draw:text-style-name="P14" draw:id="id21" draw:layer="layout" svg:width="2.8cm" svg:height="0.7cm" svg:x="12.023cm" svg:y="24.179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12" draw:layer="layout" svg:width="1.002cm" svg:height="0.607cm" svg:x="18.433cm" svg:y="21.551cm">
          <draw:text-box>
            <text:p text:style-name="P11"><text:span text:style-name="T2">yes</text:span></text:p>
          </draw:text-box>
        </draw:frame>
        <draw:custom-shape draw:style-name="gr1" draw:text-style-name="P2" draw:id="id29" draw:layer="layout" svg:width="7.2cm" svg:height="0.7cm" svg:x="11.723cm" svg:y="25.747cm">
          <text:p text:style-name="P1"><text:span text:style-name="T1">Action: </text:span><text:span text:style-name="T2">resolve-generic-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4" draw:id="id22" draw:layer="layout" svg:width="7.2cm" svg:height="0.7cm" svg:x="11.723cm" svg:y="28.547cm">
          <text:p text:style-name="P1"><text:span text:style-name="T1">Transformer: </text:span><text:span text:style-name="T3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4" draw:id="id23" draw:layer="layout" svg:width="7.2cm" svg:height="0.7cm" svg:x="11.723cm" svg:y="29.947cm">
          <text:p text:style-name="P1"><text:span text:style-name="T1">Transformer: </text:span><text:span text:style-name="T3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4" draw:layer="layout" draw:type="line" svg:x1="15.323cm" svg:y1="29.247cm" svg:x2="15.323cm" svg:y2="29.947cm" draw:start-shape="id22" draw:start-glue-point="2" draw:end-shape="id23" draw:end-glue-point="0">
          <text:p text:style-name="P11"/>
        </draw:connector>
        <draw:connector draw:style-name="gr5" draw:text-style-name="P10" draw:layer="layout" svg:x1="15.323cm" svg:y1="27.847cm" svg:x2="15.323cm" svg:y2="28.547cm" draw:start-shape="id24" draw:start-glue-point="2" draw:end-shape="id22" draw:end-glue-point="0">
          <text:p text:style-name="P11"/>
        </draw:connector>
        <draw:connector draw:style-name="gr5" draw:text-style-name="P10" draw:layer="layout" svg:x1="15.323cm" svg:y1="30.647cm" svg:x2="15.323cm" svg:y2="31.379cm" draw:start-shape="id23" draw:start-glue-point="2">
          <text:p text:style-name="P11"/>
        </draw:connector>
        <draw:custom-shape draw:style-name="gr10" draw:text-style-name="P14" draw:id="id25" draw:layer="layout" svg:width="7.2cm" svg:height="0.847cm" svg:x="11.723cm" svg:y="31.357cm">
          <text:p text:style-name="P1"><text:span text:style-name="T1">Transformer: </text:span><text:span text:style-name="T3">xslt</text:span></text:p>
          <text:p text:style-name="P1"><text:span text:style-name="T3">(</text:span><text:span text:style-name="T4">g_xsl_worksheet_summar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4" draw:id="id26" draw:layer="layout" svg:width="7.2cm" svg:height="0.7cm" svg:x="11.723cm" svg:y="32.857cm">
          <text:p text:style-name="P1"><text:span text:style-name="T1">Transformer: </text:span><text:span text:style-name="T3">xslt </text:span><text:span text:style-name="T4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4" draw:layer="layout" draw:type="line" svg:x1="15.323cm" svg:y1="32.204cm" svg:x2="15.323cm" svg:y2="32.857cm" draw:start-shape="id25" draw:start-glue-point="2" draw:end-shape="id26" draw:end-glue-point="0">
          <text:p text:style-name="P11"/>
        </draw:connector>
        <draw:custom-shape draw:style-name="gr12" draw:text-style-name="P15" draw:id="id27" draw:layer="layout" svg:width="7.2cm" svg:height="0.7cm" svg:x="11.723cm" svg:y="34.257cm">
          <text:p text:style-name="P1"><text:span text:style-name="T1">Resource: </text:span><text:span text:style-name="T3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4" draw:layer="layout" draw:type="line" svg:x1="15.323cm" svg:y1="33.557cm" svg:x2="15.323cm" svg:y2="34.257cm" draw:start-shape="id26" draw:start-glue-point="2" draw:end-shape="id27" draw:end-glue-point="0">
          <text:p text:style-name="P11"/>
        </draw:connector>
        <draw:connector draw:style-name="gr13" draw:text-style-name="P4" draw:layer="layout" draw:type="line" svg:x1="15.323cm" svg:y1="33.557cm" svg:x2="15.323cm" svg:y2="34.257cm" draw:start-shape="id26" draw:start-glue-point="2" draw:end-shape="id27" draw:end-glue-point="0">
          <text:p text:style-name="P11"/>
        </draw:connector>
        <draw:custom-shape draw:style-name="gr4" draw:text-style-name="P14" draw:id="id28" draw:layer="layout" svg:width="2.8cm" svg:height="0.7cm" svg:x="13.923cm" svg:y="35.704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0" draw:layer="layout" draw:type="line" svg:x1="15.323cm" svg:y1="34.957cm" svg:x2="15.322cm" svg:y2="35.704cm" draw:start-shape="id27" draw:start-glue-point="2" draw:end-shape="id28" draw:end-glue-point="4">
          <text:p text:style-name="P11"/>
        </draw:connector>
        <draw:custom-shape draw:style-name="gr17" draw:text-style-name="P14" draw:id="id24" draw:layer="layout" svg:width="7.2cm" svg:height="0.7cm" svg:x="11.723cm" svg:y="27.147cm">
          <text:p text:style-name="P1"><text:span text:style-name="T1">Generator: </text:span><text:span text:style-name="T3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10" draw:layer="layout" svg:x1="15.323cm" svg:y1="26.447cm" svg:x2="15.323cm" svg:y2="27.147cm" draw:start-shape="id29" draw:start-glue-point="2" draw:end-shape="id24" draw:end-glue-point="0">
          <text:p text:style-name="P11"/>
        </draw:connector>
        <draw:connector draw:style-name="gr18" draw:text-style-name="P10" draw:layer="layout" svg:x1="15.323cm" svg:y1="25.747cm" svg:x2="20.335cm" svg:y2="25.056cm" draw:start-shape="id29" draw:start-glue-point="0" draw:end-shape="id6" draw:end-glue-point="5">
          <text:p text:style-name="P11"/>
        </draw:connector>
        <draw:connector draw:style-name="gr16" draw:text-style-name="P10" draw:layer="layout" draw:type="line" svg:x1="8.923cm" svg:y1="23.467cm" svg:x2="11.723cm" svg:y2="26.097cm" draw:start-shape="id30" draw:start-glue-point="7" draw:end-shape="id29" draw:end-glue-point="3">
          <text:p text:style-name="P11"/>
        </draw:connector>
        <draw:custom-shape draw:style-name="gr15" draw:text-style-name="P17" draw:id="id30" draw:layer="layout" svg:width="4.288cm" svg:height="3.022cm" svg:x="4.635cm" svg:y="21.957cm">
          <text:list text:style-name="L1">
            <text:list-item>
              <text:p text:style-name="P16"><text:span text:style-name="T2">Resolves the generic</text:span></text:p>
            </text:list-item>
          </text:list>
          <text:list text:style-name="L1">
            <text:list-item>
              <text:p text:style-name="P16"><text:span text:style-name="T2">summary</text:span></text:p>
            </text:list-item>
          </text:list>
          <text:list text:style-name="L1">
            <text:list-item>
              <text:p text:style-name="P16"><text:span text:style-name="T2">Sets the following sitemap</text:span></text:p>
            </text:list-item>
          </text:list>
          <text:list text:style-name="L1">
            <text:list-item>
              <text:p text:style-name="P16"><text:span text:style-name="T2">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type-of-real</text:span></text:p>
            </text:list-item>
          </text:list>
          <text:list text:style-name="L1">
            <text:list-item>
              <text:p text:style-name="P3"><text:span text:style-name="T2"><text:s/></text:span><text:span text:style-name="T2">name-of-real</text:span></text:p>
            </text:list-item>
          </text:list>
          <text:list text:style-name="L1">
            <text:list-item>
              <text:p text:style-name="P3"><text:span text:style-name="T2"><text:s/></text:span><text:span text:style-name="T2">id-of-real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7" draw:id="id31" draw:layer="layout" svg:width="4.288cm" svg:height="0.822cm" svg:x="4.635cm" svg:y="25.457cm">
          <text:p text:style-name="P16"><text:span text:style-name="T2">Generates the summa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8.923cm" svg:y1="25.867cm" svg:x2="11.723cm" svg:y2="27.497cm" draw:start-shape="id31" draw:start-glue-point="7" draw:end-shape="id24" draw:end-glue-point="3">
          <text:p text:style-name="P11"/>
        </draw:connector>
        <draw:frame draw:style-name="gr20" draw:text-style-name="P21" draw:layer="layout" svg:width="27.075cm" svg:height="4.095cm" svg:x="7.923cm" svg:y="6.157cm">
          <draw:text-box>
            <text:p text:style-name="P18"><text:span text:style-name="T8">Mumie 2 Sitemap</text:span></text:p>
            <text:p text:style-name="P19"><text:span text:style-name="T9">Context “homework”, Worksheets</text:span></text:p>
            <text:p text:style-name="P20"><text:span text:style-name="T10">Match:</text:span><text:span text:style-name="T11"> </text:span><text:span text:style-name="T12">protected/homework/document/type-name/worksheet/id/*</text:span></text:p>
          </draw:text-box>
        </draw:frame>
        <draw:custom-shape draw:style-name="gr2" draw:text-style-name="P2" draw:id="id32" draw:layer="layout" svg:width="5.3cm" svg:height="6.1cm" svg:x="32.423cm" svg:y="24.757cm">
          <text:list text:style-name="L1">
            <text:list-item>
              <text:p text:style-name="P16"><text:span text:style-name="T2">Adds the following 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3"><text:span text:style-name="T2"><text:s/></text:span><text:span text:style-name="T2">worksheet-category</text:span></text:p>
            </text:list-item>
          </text:list>
          <text:list text:style-name="L1">
            <text:list-item>
              <text:p text:style-name="P3"><text:span text:style-name="T2"><text:s/></text:span><text:span text:style-name="T2">is-staff-member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start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start-raw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-raw</text:span></text:p>
            </text:list-item>
          </text:list>
          <text:list text:style-name="L1">
            <text:list-item>
              <text:p text:style-name="P3"><text:span text:style-name="T2"><text:s/></text:span><text:span text:style-name="T2">session-user</text:span></text:p>
            </text:list-item>
          </text:list>
          <text:list text:style-name="L1">
            <text:list-item>
              <text:p text:style-name="P3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3"><text:span text:style-name="T2"><text:s/></text:span><text:span text:style-name="T2">student-selection-failed</text:span></text:p>
            </text:list-item>
          </text:list>
          <text:list text:style-name="L1">
            <text:list-item>
              <text:p text:style-name="P3"><text:span text:style-name="T2"><text:s/></text:span><text:span text:style-name="T2">student-selection-error-message</text:span></text:p>
            </text:list-item>
          </text:list>
          <text:list text:style-name="L1">
            <text:list-item>
              <text:p text:style-name="P3"><text:span text:style-name="T2"><text:s/></text:span><text:span text:style-name="T2">with-load-button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31.023cm" svg:y1="24.329cm" svg:x2="32.423cm" svg:y2="27.806cm" draw:start-shape="id9" draw:start-glue-point="1" draw:end-shape="id32" draw:end-glue-point="5">
          <text:p text:style-name="P11"/>
        </draw:connector>
        <draw:custom-shape draw:style-name="gr2" draw:text-style-name="P2" draw:id="id33" draw:layer="layout" svg:width="5.3cm" svg:height="4.8cm" svg:x="4.623cm" svg:y="26.757cm">
          <text:list text:style-name="L1">
            <text:list-item>
              <text:p text:style-name="P16"><text:span text:style-name="T2">Adds the following parameters:</text:span></text:p>
            </text:list-item>
          </text:list>
          <text:list text:style-name="L1">
            <text:list-item>
              <text:p text:style-name="P3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3"><text:span text:style-name="T2"><text:s/></text:span><text:span text:style-name="T2">worksheet-category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start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start-raw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end-raw</text:span></text:p>
            </text:list-item>
          </text:list>
          <text:list text:style-name="L1">
            <text:list-item>
              <text:p text:style-name="P3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3"><text:span text:style-name="T2"><text:s/></text:span><text:span text:style-name="T2">is-course-member</text:span></text:p>
            </text:list-item>
          </text:list>
          <text:list text:style-name="L1">
            <text:list-item>
              <text:p text:style-name="P3"><text:span text:style-name="T2"><text:s/></text:span><text:span text:style-name="T2">session-user</text:span></text:p>
            </text:list-item>
          </text:list>
          <text:list text:style-name="L1">
            <text:list-item>
              <text:p text:style-name="P3"><text:span text:style-name="T2"><text:s/></text:span><text:span text:style-name="T2">with-load-button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0" draw:layer="layout" draw:type="line" svg:x1="9.923cm" svg:y1="29.156cm" svg:x2="11.723cm" svg:y2="28.897cm" draw:start-shape="id33" draw:start-glue-point="7" draw:end-shape="id22" draw:end-glue-point="3">
          <text:p text:style-name="P11"/>
        </draw:connector>
        <draw:frame draw:style-name="gr9" draw:text-style-name="P12" draw:layer="layout" svg:width="1.002cm" svg:height="0.607cm" svg:x="18.423cm" svg:y="24.55cm">
          <draw:text-box>
            <text:p text:style-name="P11"><text:span text:style-name="T2">yes</text:span></text:p>
          </draw:text-box>
        </draw:frame>
        <draw:frame draw:style-name="gr9" draw:text-style-name="P12" draw:layer="layout" svg:width="1.002cm" svg:height="0.607cm" svg:x="24.123cm" svg:y="18.35cm">
          <draw:text-box>
            <text:p text:style-name="P11"><text:span text:style-name="T2">yes</text:span></text:p>
          </draw:text-box>
        </draw:frame>
        <draw:custom-shape draw:style-name="gr6" draw:text-style-name="P8" draw:id="id34" draw:layer="layout" svg:width="2.4cm" svg:height="2.4cm" svg:x="20.349cm" svg:y="33.513cm">
          <text:p text:style-name="P7"><text:span text:style-name="T5">case = 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0" draw:layer="layout" svg:x1="21.534cm" svg:y1="26.257cm" svg:x2="21.548cm" svg:y2="33.513cm" draw:start-shape="id6" draw:start-glue-point="6" draw:end-shape="id34" draw:end-glue-point="4">
          <text:p text:style-name="P11"/>
        </draw:connector>
        <draw:custom-shape draw:style-name="gr19" draw:text-style-name="P15" draw:id="id35" draw:layer="layout" svg:width="8.1cm" svg:height="0.9cm" svg:x="25.923cm" svg:y="35.957cm">
          <text:p text:style-name="P1"><text:span text:style-name="T1">Redirect:</text:span></text:p>
          <text:p text:style-name="P1"><text:span text:style-name="T4">g_pge_worksheet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10" draw:layer="layout" draw:type="line" svg:x1="29.973cm" svg:y1="36.857cm" svg:x2="29.969cm" svg:y2="37.484cm" draw:start-shape="id35" draw:start-glue-point="2" draw:end-shape="id36" draw:end-glue-point="4">
          <text:p text:style-name="P11"/>
        </draw:connector>
        <draw:custom-shape draw:style-name="gr4" draw:text-style-name="P14" draw:id="id36" draw:layer="layout" svg:width="2.8cm" svg:height="0.7cm" svg:x="28.57cm" svg:y="37.484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0" draw:layer="layout" svg:x1="22.749cm" svg:y1="34.712cm" svg:x2="29.973cm" svg:y2="35.957cm" draw:start-shape="id34" draw:start-glue-point="7" draw:end-shape="id35" draw:end-glue-point="0">
          <text:p text:style-name="P11"/>
        </draw:connector>
        <draw:frame draw:style-name="gr9" draw:text-style-name="P12" draw:layer="layout" svg:width="0.858cm" svg:height="0.607cm" svg:x="20.823cm" svg:y="26.45cm">
          <draw:text-box>
            <text:p text:style-name="P11"><text:span text:style-name="T2">no</text:span></text:p>
          </draw:text-box>
        </draw:frame>
        <draw:frame draw:style-name="gr9" draw:text-style-name="P12" draw:layer="layout" svg:width="1.002cm" svg:height="0.607cm" svg:x="23.921cm" svg:y="34.15cm">
          <draw:text-box>
            <text:p text:style-name="P11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Tilman Rassy</meta:initial-creator>
    <meta:creation-date>2007-07-31T12:40:41</meta:creation-date>
    <dc:date>2008-01-11T16:36:37</dc:date>
    <dc:language>en-US</dc:language>
    <meta:editing-cycles>16</meta:editing-cycles>
    <meta:editing-duration>PT6H3M8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